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e7ba"/>
    </style:style>
    <style:style style:name="T1" style:family="text">
      <style:text-properties officeooo:rsid="00064337"/>
    </style:style>
    <style:style style:name="T2" style:family="text">
      <style:text-properties officeooo:rsid="000864e4"/>
    </style:style>
    <style:style style:name="T3" style:family="text">
      <style:text-properties officeooo:rsid="00089aa3"/>
    </style:style>
    <style:style style:name="T4" style:family="text">
      <style:text-properties officeooo:rsid="000919db"/>
    </style:style>
    <style:style style:name="T5" style:family="text">
      <style:text-properties officeooo:rsid="000ae7ba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officeooo:rsid="000ae7ba" fo:background-color="#eff0f1" loext:char-shading-value="0" loext:padding="0cm" loext:border="none"/>
    </style:style>
    <style:style style:name="T8" style:family="text">
      <style:text-properties officeooo:rsid="000c3915"/>
    </style:style>
    <style:style style:name="T9" style:family="text">
      <style:text-properties officeooo:rsid="000d74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Logische Virtualisierung</text:span></text:p>
      <text:p text:style-name="Standard"><text:tab/>→<text:span text:style-name="T1"> Hyperviser Multipliziert die HW-Betriebssystem-Schnittstelle.</text:span></text:p>
      <text:p text:style-name="Standard"><text:tab/><text:tab/>→<text:span text:style-name="T1"> Jedes Betriebssystem hat eine Schnittstelle zur HW.</text:span></text:p>
      <text:p text:style-name="Standard"><text:tab/><text:tab/>→<text:span text:style-name="T1"> Vorher Konfigurieren, wie viel Speicher, RAM… das jeweilige OS bekommt.</text:span></text:p>
      <text:p text:style-name="Standard"><text:tab/>→<text:span text:style-name="T2"> Gast OS (guest)</text:span></text:p>
      <text:p text:style-name="Standard"><text:tab/><text:tab/>→<text:span text:style-name="T2"> Das OS was virtualisiert läuft.</text:span></text:p>
      <text:p text:style-name="Standard"><text:tab/>→<text:span text:style-name="T2"> Host OS (host)</text:span></text:p>
      <text:p text:style-name="Standard"><text:tab/><text:tab/>→<text:span text:style-name="T2"> Das OS auf dem die Virtualisierung läuft.</text:span></text:p>
      <text:p text:style-name="Standard">→<text:span text:style-name="T3"> virt-manager</text:span></text:p>
      <text:p text:style-name="Standard"><text:tab/>→<text:span text:style-name="T3"> Aufruf: # sudo virt-manager</text:span></text:p>
      <text:p text:style-name="Standard"><text:tab/><text:tab/>→<text:span text:style-name="T4"> erstellen und managen der virtuellen Maschinen.</text:span></text:p>
      <text:p text:style-name="Standard"/>
      <text:p text:style-name="Standard">→<text:span text:style-name="T5"> Wenn auf einer virtuellen Maschine das OS Centos installiert ist:</text:span></text:p>
      <text:p text:style-name="P1"><text:tab/>→<text:span text:style-name="T5"> user der Gruppe wheel hinzufügen, damit sudo verwendet werden kann.</text:span></text:p>
      <text:p text:style-name="P1"><text:tab/><text:tab/>→<text:span text:style-name="T8"> # usermod -aG wheel username</text:span></text:p>
      <text:p text:style-name="P1"><text:tab/>→<text:span text:style-name="T5"> mit </text:span><text:span text:style-name="Source_20_Text"><text:span text:style-name="T6"># nmtui </text:span></text:span><text:span text:style-name="Source_20_Text"><text:span text:style-name="T7">Netzwerkverbindung einrichten</text:span></text:span></text:p>
      <text:p text:style-name="Standard"><text:tab/>→<text:span text:style-name="T9"> mit # sudo yum update //alles upgraden</text:span></text:p>
      <text:p text:style-name="Standard"><text:tab/>→<text:span text:style-name="T9"> Benutzeroberfläche (Gnome) installieren:</text:span></text:p>
      <text:p text:style-name="Standard"><text:tab/><text:tab/>→<text:span text:style-name="T9"> </text:span><text:span text:style-name="Source_20_Text"><text:span text:style-name="T6">yum -y groups install "GNOME Desktop" </text:span></text:span></text:p>
      <text:p text:style-name="Standard"><text:tab/><text:tab/>→<text:span text:style-name="T9"> nach installation den Desktop starten mit: # startx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7:49:51.388708957</meta:creation-date>
    <dc:date>2019-08-28T11:54:39.722207021</dc:date>
    <meta:editing-duration>PT2H22M4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25" meta:character-count="824" meta:non-whitespace-character-count="693"/>
  </office:meta>
</office:document-meta>
</file>